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6C50000050D75C6714A66A6CE14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ontserrat" svg:font-family="Montserrat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ffffff" draw:fill-color="#ffffff" draw:textarea-horizontal-align="justify" draw:textarea-vertical-align="middle" draw:auto-grow-height="false" fo:min-height="2.066cm" fo:min-width="7.834cm" fo:wrap-option="wrap"/>
      <style:paragraph-properties style:writing-mode="lr-tb"/>
    </style:style>
    <style:style style:name="gr3" style:family="graphic" style:parent-style-name="standard">
      <style:graphic-properties svg:stroke-color="#ffffff" draw:fill-color="#ffffff" draw:textarea-horizontal-align="justify" draw:textarea-vertical-align="middle" draw:auto-grow-height="false" fo:min-height="3.686cm" fo:min-width="7.14cm" fo:wrap-option="wrap"/>
      <style:paragraph-properties style:writing-mode="lr-tb"/>
    </style:style>
    <style:style style:name="gr4" style:family="graphic" style:parent-style-name="standard">
      <style:graphic-properties svg:stroke-width="0.212cm" svg:stroke-color="#ff0000" draw:marker-start-width="0.518cm" draw:marker-end-width="0.518cm" draw:fill="none" draw:textarea-horizontal-align="justify" draw:textarea-vertical-align="middle" draw:auto-grow-height="false" fo:min-height="14.038cm" fo:min-width="29.788cm" fo:padding-top="0.231cm" fo:padding-bottom="0.231cm" fo:padding-left="0.356cm" fo:padding-right="0.356cm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  <style:text-properties style:font-name="Montserrat" fo:font-size="22pt" fo:font-weight="bold"/>
    </style:style>
    <style:style style:name="P3" style:family="paragraph">
      <loext:graphic-properties draw:fill-color="#ffffff"/>
      <style:paragraph-properties fo:text-align="center" style:writing-mode="lr-tb"/>
      <style:text-properties style:font-name="Montserrat" fo:font-size="22pt" fo:font-weight="bold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style:font-name="Montserrat" fo:font-size="22pt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33.012cm" svg:height="24.632cm" svg:x="-1.162cm" svg:y="-7cm">
          <draw:image xlink:href="Pictures/10000000000006C50000050D75C6714A66A6CE14.jpg" xlink:type="simple" xlink:show="embed" xlink:actuate="onLoad" draw:mime-type="image/jpeg">
            <text:p/>
          </draw:image>
        </draw:frame>
        <draw:custom-shape draw:style-name="gr2" draw:text-style-name="P3" draw:layer="layout" svg:width="9cm" svg:height="2.5cm" svg:x="12cm" svg:y="0.5cm">
          <text:p text:style-name="P2"><text:span text:style-name="T1">Oh oh! Another web framework.</text:span></text:p>
          <draw:enhanced-geometry svg:viewBox="0 0 21600 21600" draw:text-areas="800 800 20800 20800" draw:type="round-rectangular-callout" draw:modifiers="-6479.28007999111 25805.997600959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3" draw:layer="layout" svg:width="8.25cm" svg:height="4.25cm" svg:x="21.5cm" svg:y="8.25cm">
          <text:p text:style-name="P2"><text:span text:style-name="T1">We’re a cult, not a framework.</text:span></text:p>
          <draw:enhanced-geometry svg:viewBox="0 0 21600 21600" draw:text-areas="800 800 20800 20800" draw:type="round-rectangular-callout" draw:modifiers="-662.319718821961 -7697.9534227240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4" draw:layer="layout" svg:width="30.5cm" svg:height="14.5cm" svg:x="-0.25cm" svg:y="-0.25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ontserrat" svg:font-family="Montserrat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30cm" fo:page-height="1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12-19T22:13:57.333919586</meta:creation-date>
    <meta:editing-duration>PT9M40S</meta:editing-duration>
    <meta:editing-cycles>4</meta:editing-cycles>
    <meta:generator>LibreOffice/7.3.7.2$Linux_X86_64 LibreOffice_project/30$Build-2</meta:generator>
    <dc:date>2023-12-20T11:49:00.925636171</dc:date>
    <meta:document-statistic meta:object-count="4"/>
  </office:meta>
</office:document-meta>
</file>